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pass@k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0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000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0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pass@k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2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025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025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2" table:number-columns-repeated="1024" table:default-cell-style-name="ce1"/>
        <table:table-row table:style-name="ro1">
          <table:table-cell office:value-type="string">
            <text:p>Problem</text:p>
          </table:table-cell>
          <table:table-cell office:value-type="string">
            <text:p>k</text:p>
          </table:table-cell>
          <table:table-cell office:value-type="string">
            <text:p>Bestanden</text:p>
          </table:table-cell>
          <table:table-cell office:value-type="string">
            <text:p>pass@k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23:5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12T13:33:10.47</meta:creation-date>
    <dc:date>2025-01-19T23:52:47.27</dc:date>
    <dc:creator>W. Pahl</dc:creator>
    <meta:editing-duration>PT6H16M46S</meta:editing-duration>
    <meta:editing-cycles>10</meta:editing-cycles>
    <meta:generator>OpenOffice/4.1.15$Win32 OpenOffice.org_project/4115m2$Build-9813</meta:generator>
    <meta:document-statistic meta:table-count="3" meta:cell-count="676" meta:object-count="0"/>
  </office:meta>
</office:document-meta>
</file>